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0.28cm" table:align="left"/>
    </style:style>
    <style:style style:name="表格1.A" style:family="table-column">
      <style:table-column-properties style:column-width="0.986cm"/>
    </style:style>
    <style:style style:name="表格1.B" style:family="table-column">
      <style:table-column-properties style:column-width="9.294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6.566cm" table:align="left"/>
    </style:style>
    <style:style style:name="表格2.A" style:family="table-column">
      <style:table-column-properties style:column-width="1.494cm"/>
    </style:style>
    <style:style style:name="表格2.B" style:family="table-column">
      <style:table-column-properties style:column-width="15.072cm"/>
    </style:style>
    <style:style style:name="表格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5f238" officeooo:paragraph-rsid="0005f238"/>
    </style:style>
    <style:style style:name="P3" style:family="paragraph" style:parent-style-name="Table_20_Contents">
      <style:text-properties officeooo:paragraph-rsid="0005f238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ca780"/>
    </style:style>
    <style:style style:name="P5" style:family="paragraph" style:parent-style-name="Preformatted_20_Text">
      <style:text-properties officeooo:paragraph-rsid="000ca780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用星号表达式来表示args可以接收0个或任意多个参数</text:p>
      <text:p text:style-name="Preformatted_20_Text"># 调用函数时传入的n个参数会组装成一个n元组赋给args</text:p>
      <text:p text:style-name="P1"># 如果一个参数都没有传入，那么args会是一个空元组</text:p>
      <text:p text:style-name="Preformatted_20_Text"># 参数列表中的**kwargs可以接收0个或任意多个关键字参数</text:p>
      <text:p text:style-name="Preformatted_20_Text"># 调用函数时传入的关键字参数会组装成一个字典（参数名是字典中的键，参数值是字典中的值）</text:p>
      <text:p text:style-name="P1"># 如果一个关键字参数都没有传入，那么kwargs会是一个空字典</text:p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<text:span text:style-name="Source_20_Text">abs</text:span></text:p>
          </table:table-cell>
          <table:table-cell table:style-name="表格1.A1" office:value-type="string">
            <text:p text:style-name="Table_20_Contents">返回一个数的绝对值，例如：<text:span text:style-name="Source_20_Text">abs(-1.3)</text:span>会返回<text:span text:style-name="Source_20_Text">1.3 <text:s text:c="2"/></text:span></text:p>
          </table:table-cell>
        </table:table-row>
      </table:table>
      <text:p text:style-name="Standard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<text:span text:style-name="Source_20_Text">round</text:span></text:p>
          </table:table-cell>
          <table:table-cell table:style-name="表格2.A1" office:value-type="string">
            <text:p text:style-name="P3">按照指定的精度对数值进行四舍五入，例如：<text:span text:style-name="Source_20_Text">round(1.23456, 4)</text:span>会返回<text:span text:style-name="Source_20_Text">1.2346</text:span>。</text:p>
          </table:table-cell>
        </table:table-row>
      </table:table>
      <text:p text:style-name="Standard"/>
      <text:p text:style-name="P2">lambda匿名函数</text:p>
      <text:p text:style-name="P2">一行函数</text:p>
      <text:p text:style-name="Preformatted_20_Text">old_nums = [35, 12, 8, 99, 60, 52]</text:p>
      <text:p text:style-name="Preformatted_20_Text">new_nums = list(map(lambda x: x ** 2, filter(lambda x: x % 2 == 0, old_nums)))</text:p>
      <text:p text:style-name="P1">print(new_nums) <text:s/># [144, 64, 3600, 2704]</text:p>
      <text:p text:style-name="Standard"/>
      <text:p text:style-name="Standard">装饰器就是函数参数是函数，return是函数<text:line-break/>def record_time(func):</text:p>
      <text:p text:style-name="Preformatted_20_Text"><text:s text:c="4"/>def wrapper(*args, **kwargs):</text:p>
      <text:p text:style-name="Preformatted_20_Text"><text:s text:c="8"/>result = func(*args, **kwargs)</text:p>
      <text:p text:style-name="Preformatted_20_Text"><text:s text:c="8"/>return result</text:p>
      <text:p text:style-name="P1"><text:s text:c="4"/>return wrapper</text:p>
      <text:p text:style-name="P1"/>
      <text:p text:style-name="P1"><text:span text:style-name="Strong_20_Emphasis">用途</text:span>：<text:span text:style-name="Source_20_Text">__repr__</text:span> 方法用于定义对象的字符串表示形式。这个方法的返回值应该是一个字符串，它尽可能准确和详细地描述对象。<text:span text:style-name="Source_20_Text">__repr__</text:span> 方法主要用于调试和开发阶段，帮助开发者理解对象的状态</text:p>
      <text:p text:style-name="P1"/>
      <text:p text:style-name="P4">Python中和异常相关的关键字有五个，分别是<text:span text:style-name="Source_20_Text">try</text:span>、<text:span text:style-name="Source_20_Text">except</text:span>、<text:span text:style-name="Source_20_Text">else</text:span>、<text:span text:style-name="Source_20_Text">finally</text:span>和<text:span text:style-name="Source_20_Text">raise</text:span>，我们先看看下面的代码，再来为大家介绍这些关键字的用法。</text:p>
      <text:p text:style-name="P4">file = None</text:p>
      <text:p text:style-name="P5">try:</text:p>
      <text:p text:style-name="Preformatted_20_Text"><text:s text:c="4"/>file = open('致橡树.txt', 'r', encoding='utf-8')</text:p>
      <text:p text:style-name="Preformatted_20_Text"><text:s text:c="4"/>print(file.read())</text:p>
      <text:p text:style-name="Preformatted_20_Text">except FileNotFoundError:</text:p>
      <text:p text:style-name="Preformatted_20_Text"><text:s text:c="4"/>print('无法打开指定的文件!')</text:p>
      <text:p text:style-name="Preformatted_20_Text">except LookupError:</text:p>
      <text:p text:style-name="Preformatted_20_Text"><text:s text:c="4"/>print('指定了未知的编码!')</text:p>
      <text:p text:style-name="Preformatted_20_Text">except UnicodeDecodeError:</text:p>
      <text:p text:style-name="Preformatted_20_Text"><text:s text:c="4"/>print('读取文件时解码错误!')</text:p>
      <text:p text:style-name="Preformatted_20_Text">finally:</text:p>
      <text:p text:style-name="Preformatted_20_Text"><text:s text:c="4"/>if file:</text:p>
      <text:p text:style-name="P1"><text:s text:c="8"/>file.close()</text:p>
      <text:p text:style-name="P1"><text:soft-page-break/>对于<text:span text:style-name="Source_20_Text">open</text:span>函数返回的文件对象，还可以使用<text:span text:style-name="Source_20_Text">with</text:span>上下文管理器语法在文件操作完成后自动执行文件对象的<text:span text:style-name="Source_20_Text">close</text:span>方法，这样可以让代码变得更加简单优雅，因为不需要再写<text:span text:style-name="Source_20_Text">finally</text:span>代码块来执行关闭文件释放资源的操作。需要提醒大家的是，并不是所有的对象都可以放在<text:span text:style-name="Source_20_Text">with</text:span>上下文语法中，只有符合<text:span text:style-name="Strong_20_Emphasis">上下文管理器协议</text:span>（有<text:span text:style-name="Source_20_Text">__enter__</text:span>和<text:span text:style-name="Source_20_Text">__exit__</text:span>魔术方法）的对象才能使用这种语法，Python标准库中的<text:span text:style-name="Source_20_Text">contextlib</text:span>模块也提供了对<text:span text:style-name="Source_20_Text">with</text:span>上下文语法的支持，后面再为大家进行讲解。</text:p>
      <text:p text:style-name="P1"/>
      <text:p text:style-name="P6">序列化 j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9:59:08.098927352</meta:creation-date>
    <meta:editing-duration>PT30M31S</meta:editing-duration>
    <meta:editing-cycles>4</meta:editing-cycles>
    <meta:generator>LibreOffice/7.3.7.2$Linux_X86_64 LibreOffice_project/30$Build-2</meta:generator>
    <dc:date>2025-03-13T19:56:07.406166458</dc:date>
    <meta:document-statistic meta:table-count="2" meta:image-count="0" meta:object-count="0" meta:page-count="2" meta:paragraph-count="37" meta:word-count="664" meta:character-count="1287" meta:non-whitespace-character-count="1172"/>
  </office:meta>
</office:document-meta>
</file>